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2cm"/>
    </style:style>
    <style:style style:name="ro1" style:family="table-row">
      <style:table-row-properties style:row-height="1.886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6.80000019073486pt" fo:language="en" fo:country="US" fo:font-style="italic" fo:font-weight="bold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6.80000019073486pt" fo:language="en" fo:country="US" fo:font-style="italic" fo:font-weight="bold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/>
    </style:style>
  </office:automatic-styles>
  <office:body>
    <office:spreadsheet>
      <table:table table:name="module1_nam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<text:span text:style-name="T1">Copyright (C) 2010 Andrejs Sisojevs &lt;andrejs.sisojevs@nextmail.ru&gt;</text:span></text:p>
            <text:p><text:span text:style-name="T1"/></text:p>
            <text:p><text:span text:style-name="T1">All rights reserved.</text:span></text:p>
            <text:p><text:span text:style-name="T1"/></text:p>
            <text:p><text:span text:style-name="T1">For license and copyright information, see the file COPYRIGHT</text:span></text:p>
            <text:p><text:span text:style-name="T1"/></text:p>
          </table:table-cell>
          <table:table-cell table:number-columns-repeated="7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2">
          <table:table-cell/>
          <table:table-cell table:style-name="ce2" office:value-type="string">
            <text:p>Type or comment</text:p>
          </table:table-cell>
          <table:table-cell table:style-name="ce3"/>
          <table:table-cell table:style-name="ce2" office:value-type="string">
            <text:p>Drop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t_dbpexample_type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dbpexample_type;">
            <text:p>DROP TYPE IF EXISTS t_dbpexample_type;</text:p>
          </table:table-cell>
          <table:table-cell table:number-columns-repeated="4"/>
        </table:table-row>
        <table:table-row table:style-name="ro2">
          <table:table-cell/>
          <table:table-cell/>
          <table:table-cell/>
          <table:table-cell table:formula="of:=IF(OR(LEFT([.B6];3)=&quot;-- &quot;;[.B6]=&quot;&quot;);IF([.B6]=&quot;&quot;;&quot;&quot;;[.B6]);&quot;DROP TYPE IF EXISTS &quot; &amp; [.B6] &amp; &quot;;&quot;)">
            <text:p/>
          </table:table-cell>
          <table:table-cell table:number-columns-repeated="4"/>
        </table:table-row>
        <table:table-row table:style-name="ro2">
          <table:table-cell/>
          <table:table-cell/>
          <table:table-cell/>
          <table:table-cell table:formula="of:=IF(OR(LEFT([.B7];3)=&quot;-- &quot;;[.B7]=&quot;&quot;);IF([.B7]=&quot;&quot;;&quot;&quot;;[.B7]);&quot;DROP TYPE IF EXISTS &quot; &amp; [.B7] &amp; &quot;;&quot;)">
            <text:p/>
          </table:table-cell>
          <table:table-cell table:style-name="ce3" table:number-columns-repeated="4"/>
        </table:table-row>
        <table:table-row table:style-name="ro2" table:number-rows-repeated="2">
          <table:table-cell table:number-columns-repeated="4"/>
          <table:table-cell table:style-name="ce3" table:number-columns-repeated="4"/>
        </table:table-row>
        <table:table-row table:style-name="ro2">
          <table:table-cell/>
          <table:table-cell table:style-name="ce2" office:value-type="string">
            <text:p>Role</text:p>
          </table:table-cell>
          <table:table-cell table:style-name="ce3"/>
          <table:table-cell table:style-name="ce2" office:value-type="string">
            <text:p>Function or comment</text:p>
          </table:table-cell>
          <table:table-cell table:style-name="ce3"/>
          <table:table-cell table:style-name="ce2" office:value-type="string">
            <text:p>Grant</text:p>
          </table:table-cell>
          <table:table-cell table:style-name="ce3"/>
          <table:table-cell table:style-name="ce2" office:value-type="string">
            <text:p>Drop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 office:value-type="string">
            <text:p>-- Reference functions: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-- Reference functions:">
            <text:p>-- Reference functions: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/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>
            <text:p/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/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>
            <text:p/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/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>
            <text:p/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/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>
            <text:p/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>
            <text:p/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>
            <text:p/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>
            <text:p/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table:style-name="ce4" office:value-type="string">
            <text:p>-- Lookup functions:</text:p>
          </table:table-cell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-- Lookup functions:">
            <text:p>-- Lookup functions: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dbp_helloworld_testfun(par_pk1 integer, par_pk2 integer)</text:p>
          </table:table-cell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 office:value-type="string" office:string-value="GRANT EXECUTE ON FUNCTION dbp_helloworld_testfun(par_pk1 integer, par_pk2 integer) TO user_db&lt;&lt;$db_name$&gt;&gt;_app&lt;&lt;$app_name$&gt;&gt;_data_admin, user_db&lt;&lt;$db_name$&gt;&gt;_app&lt;&lt;$app_name$&gt;&gt;_data_reader;">
            <text:p>GRANT EXECUTE ON FUNCTION dbp_helloworld_testfun(par_pk1 integer, par_pk2 intege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DROP FUNCTION IF EXISTS dbp_helloworld_testfun(par_pk1 integer, par_pk2 integer);">
            <text:p>DROP FUNCTION IF EXISTS dbp_helloworld_testfun(par_pk1 integer, par_pk2 integer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>
            <text:p/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>
            <text:p/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>
            <text:p/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>
            <text:p/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>
            <text:p/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>
            <text:p/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>
            <text:p/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>
            <text:p/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>
            <text:p/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table:style-name="ce4" office:value-type="string">
            <text:p>-- Administration functions: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-- Administration functions:">
            <text:p>-- Administration functions: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>
            <text:p/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>
            <text:p/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>
            <text:p/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5];3)=&quot;-- &quot;;[.D35]=&quot;&quot;);IF([.D35]=&quot;&quot;;&quot;&quot;;[.D35]);&quot;GRANT EXECUTE ON FUNCTION &quot; &amp; [.D35] &amp; &quot; &quot; &amp; IF([.B35]=&quot;admin&quot;;&quot; TO user_db&lt;&lt;$db_name$&gt;&gt;_app&lt;&lt;$app_name$&gt;&gt;_data_admin;&quot;;IF([.B35]=&quot;read&quot;;&quot;TO user_db&lt;&lt;$db_name$&gt;&gt;_app&lt;&lt;$app_name$&gt;&gt;_data_admin, user_db&lt;&lt;$db_name$&gt;&gt;_app&lt;&lt;$app_name$&gt;&gt;_data_reader;&quot;;IF([.B35]=&quot;public&quot;;&quot;TO PUBLIC;&quot;;&quot;error;&quot;))))">
            <text:p/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6];3)=&quot;-- &quot;;[.D36]=&quot;&quot;);IF([.D36]=&quot;&quot;;&quot;&quot;;[.D36]);&quot;GRANT EXECUTE ON FUNCTION &quot; &amp; [.D36] &amp; &quot; &quot; &amp; IF([.B36]=&quot;admin&quot;;&quot; TO user_db&lt;&lt;$db_name$&gt;&gt;_app&lt;&lt;$app_name$&gt;&gt;_data_admin;&quot;;IF([.B36]=&quot;read&quot;;&quot;TO user_db&lt;&lt;$db_name$&gt;&gt;_app&lt;&lt;$app_name$&gt;&gt;_data_admin, user_db&lt;&lt;$db_name$&gt;&gt;_app&lt;&lt;$app_name$&gt;&gt;_data_reader;&quot;;IF([.B36]=&quot;public&quot;;&quot;TO PUBLIC;&quot;;&quot;error;&quot;))))">
            <text:p/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7];3)=&quot;-- &quot;;[.D37]=&quot;&quot;);IF([.D37]=&quot;&quot;;&quot;&quot;;[.D37]);&quot;GRANT EXECUTE ON FUNCTION &quot; &amp; [.D37] &amp; &quot; &quot; &amp; IF([.B37]=&quot;admin&quot;;&quot; TO user_db&lt;&lt;$db_name$&gt;&gt;_app&lt;&lt;$app_name$&gt;&gt;_data_admin;&quot;;IF([.B37]=&quot;read&quot;;&quot;TO user_db&lt;&lt;$db_name$&gt;&gt;_app&lt;&lt;$app_name$&gt;&gt;_data_admin, user_db&lt;&lt;$db_name$&gt;&gt;_app&lt;&lt;$app_name$&gt;&gt;_data_reader;&quot;;IF([.B37]=&quot;public&quot;;&quot;TO PUBLIC;&quot;;&quot;error;&quot;))))">
            <text:p/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8];3)=&quot;-- &quot;;[.D38]=&quot;&quot;);IF([.D38]=&quot;&quot;;&quot;&quot;;[.D38]);&quot;GRANT EXECUTE ON FUNCTION &quot; &amp; [.D38] &amp; &quot; &quot; &amp; IF([.B38]=&quot;admin&quot;;&quot; TO user_db&lt;&lt;$db_name$&gt;&gt;_app&lt;&lt;$app_name$&gt;&gt;_data_admin;&quot;;IF([.B38]=&quot;read&quot;;&quot;TO user_db&lt;&lt;$db_name$&gt;&gt;_app&lt;&lt;$app_name$&gt;&gt;_data_admin, user_db&lt;&lt;$db_name$&gt;&gt;_app&lt;&lt;$app_name$&gt;&gt;_data_reader;&quot;;IF([.B38]=&quot;public&quot;;&quot;TO PUBLIC;&quot;;&quot;error;&quot;))))">
            <text:p/>
          </table:table-cell>
          <table:table-cell/>
          <table:table-cell table:formula="of:=IF(OR(LEFT([.D38];3)=&quot;-- &quot;;[.D38]=&quot;&quot;);IF([.D38]=&quot;&quot;;&quot;&quot;;[.D38]);&quot;DROP FUNCTION IF EXISTS &quot; &amp; [.D38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9];3)=&quot;-- &quot;;[.D39]=&quot;&quot;);IF([.D39]=&quot;&quot;;&quot;&quot;;[.D39]);&quot;GRANT EXECUTE ON FUNCTION &quot; &amp; [.D39] &amp; &quot; &quot; &amp; IF([.B39]=&quot;admin&quot;;&quot; TO user_db&lt;&lt;$db_name$&gt;&gt;_app&lt;&lt;$app_name$&gt;&gt;_data_admin;&quot;;IF([.B39]=&quot;read&quot;;&quot;TO user_db&lt;&lt;$db_name$&gt;&gt;_app&lt;&lt;$app_name$&gt;&gt;_data_admin, user_db&lt;&lt;$db_name$&gt;&gt;_app&lt;&lt;$app_name$&gt;&gt;_data_reader;&quot;;IF([.B39]=&quot;public&quot;;&quot;TO PUBLIC;&quot;;&quot;error;&quot;))))">
            <text:p/>
          </table:table-cell>
          <table:table-cell/>
          <table:table-cell table:formula="of:=IF(OR(LEFT([.D39];3)=&quot;-- &quot;;[.D39]=&quot;&quot;);IF([.D39]=&quot;&quot;;&quot;&quot;;[.D39]);&quot;DROP FUNCTION IF EXISTS &quot; &amp; [.D39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0];3)=&quot;-- &quot;;[.D40]=&quot;&quot;);IF([.D40]=&quot;&quot;;&quot;&quot;;[.D40]);&quot;GRANT EXECUTE ON FUNCTION &quot; &amp; [.D40] &amp; &quot; &quot; &amp; IF([.B40]=&quot;admin&quot;;&quot; TO user_db&lt;&lt;$db_name$&gt;&gt;_app&lt;&lt;$app_name$&gt;&gt;_data_admin;&quot;;IF([.B40]=&quot;read&quot;;&quot;TO user_db&lt;&lt;$db_name$&gt;&gt;_app&lt;&lt;$app_name$&gt;&gt;_data_admin, user_db&lt;&lt;$db_name$&gt;&gt;_app&lt;&lt;$app_name$&gt;&gt;_data_reader;&quot;;IF([.B40]=&quot;public&quot;;&quot;TO PUBLIC;&quot;;&quot;error;&quot;))))">
            <text:p/>
          </table:table-cell>
          <table:table-cell/>
          <table:table-cell table:formula="of:=IF(OR(LEFT([.D40];3)=&quot;-- &quot;;[.D40]=&quot;&quot;);IF([.D40]=&quot;&quot;;&quot;&quot;;[.D40]);&quot;DROP FUNCTION IF EXISTS &quot; &amp; [.D40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1];3)=&quot;-- &quot;;[.D41]=&quot;&quot;);IF([.D41]=&quot;&quot;;&quot;&quot;;[.D41]);&quot;GRANT EXECUTE ON FUNCTION &quot; &amp; [.D41] &amp; &quot; &quot; &amp; IF([.B41]=&quot;admin&quot;;&quot; TO user_db&lt;&lt;$db_name$&gt;&gt;_app&lt;&lt;$app_name$&gt;&gt;_data_admin;&quot;;IF([.B41]=&quot;read&quot;;&quot;TO user_db&lt;&lt;$db_name$&gt;&gt;_app&lt;&lt;$app_name$&gt;&gt;_data_admin, user_db&lt;&lt;$db_name$&gt;&gt;_app&lt;&lt;$app_name$&gt;&gt;_data_reader;&quot;;IF([.B41]=&quot;public&quot;;&quot;TO PUBLIC;&quot;;&quot;error;&quot;))))">
            <text:p/>
          </table:table-cell>
          <table:table-cell/>
          <table:table-cell table:formula="of:=IF(OR(LEFT([.D41];3)=&quot;-- &quot;;[.D41]=&quot;&quot;);IF([.D41]=&quot;&quot;;&quot;&quot;;[.D41]);&quot;DROP FUNCTION IF EXISTS &quot; &amp; [.D41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2];3)=&quot;-- &quot;;[.D42]=&quot;&quot;);IF([.D42]=&quot;&quot;;&quot;&quot;;[.D42]);&quot;GRANT EXECUTE ON FUNCTION &quot; &amp; [.D42] &amp; &quot; &quot; &amp; IF([.B42]=&quot;admin&quot;;&quot; TO user_db&lt;&lt;$db_name$&gt;&gt;_app&lt;&lt;$app_name$&gt;&gt;_data_admin;&quot;;IF([.B42]=&quot;read&quot;;&quot;TO user_db&lt;&lt;$db_name$&gt;&gt;_app&lt;&lt;$app_name$&gt;&gt;_data_admin, user_db&lt;&lt;$db_name$&gt;&gt;_app&lt;&lt;$app_name$&gt;&gt;_data_reader;&quot;;IF([.B42]=&quot;public&quot;;&quot;TO PUBLIC;&quot;;&quot;error;&quot;))))">
            <text:p/>
          </table:table-cell>
          <table:table-cell/>
          <table:table-cell table:formula="of:=IF(OR(LEFT([.D42];3)=&quot;-- &quot;;[.D42]=&quot;&quot;);IF([.D42]=&quot;&quot;;&quot;&quot;;[.D42]);&quot;DROP FUNCTION IF EXISTS &quot; &amp; [.D42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3];3)=&quot;-- &quot;;[.D43]=&quot;&quot;);IF([.D43]=&quot;&quot;;&quot;&quot;;[.D43]);&quot;GRANT EXECUTE ON FUNCTION &quot; &amp; [.D43] &amp; &quot; &quot; &amp; IF([.B43]=&quot;admin&quot;;&quot; TO user_db&lt;&lt;$db_name$&gt;&gt;_app&lt;&lt;$app_name$&gt;&gt;_data_admin;&quot;;IF([.B43]=&quot;read&quot;;&quot;TO user_db&lt;&lt;$db_name$&gt;&gt;_app&lt;&lt;$app_name$&gt;&gt;_data_admin, user_db&lt;&lt;$db_name$&gt;&gt;_app&lt;&lt;$app_name$&gt;&gt;_data_reader;&quot;;IF([.B43]=&quot;public&quot;;&quot;TO PUBLIC;&quot;;&quot;error;&quot;))))">
            <text:p/>
          </table:table-cell>
          <table:table-cell/>
          <table:table-cell table:formula="of:=IF(OR(LEFT([.D43];3)=&quot;-- &quot;;[.D43]=&quot;&quot;);IF([.D43]=&quot;&quot;;&quot;&quot;;[.D43]);&quot;DROP FUNCTION IF EXISTS &quot; &amp; [.D43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4];3)=&quot;-- &quot;;[.D44]=&quot;&quot;);IF([.D44]=&quot;&quot;;&quot;&quot;;[.D44]);&quot;GRANT EXECUTE ON FUNCTION &quot; &amp; [.D44] &amp; &quot; &quot; &amp; IF([.B44]=&quot;admin&quot;;&quot; TO user_db&lt;&lt;$db_name$&gt;&gt;_app&lt;&lt;$app_name$&gt;&gt;_data_admin;&quot;;IF([.B44]=&quot;read&quot;;&quot;TO user_db&lt;&lt;$db_name$&gt;&gt;_app&lt;&lt;$app_name$&gt;&gt;_data_admin, user_db&lt;&lt;$db_name$&gt;&gt;_app&lt;&lt;$app_name$&gt;&gt;_data_reader;&quot;;IF([.B44]=&quot;public&quot;;&quot;TO PUBLIC;&quot;;&quot;error;&quot;))))">
            <text:p/>
          </table:table-cell>
          <table:table-cell/>
          <table:table-cell table:formula="of:=IF(OR(LEFT([.D44];3)=&quot;-- &quot;;[.D44]=&quot;&quot;);IF([.D44]=&quot;&quot;;&quot;&quot;;[.D44]);&quot;DROP FUNCTION IF EXISTS &quot; &amp; [.D44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5];3)=&quot;-- &quot;;[.D45]=&quot;&quot;);IF([.D45]=&quot;&quot;;&quot;&quot;;[.D45]);&quot;GRANT EXECUTE ON FUNCTION &quot; &amp; [.D45] &amp; &quot; &quot; &amp; IF([.B45]=&quot;admin&quot;;&quot; TO user_db&lt;&lt;$db_name$&gt;&gt;_app&lt;&lt;$app_name$&gt;&gt;_data_admin;&quot;;IF([.B45]=&quot;read&quot;;&quot;TO user_db&lt;&lt;$db_name$&gt;&gt;_app&lt;&lt;$app_name$&gt;&gt;_data_admin, user_db&lt;&lt;$db_name$&gt;&gt;_app&lt;&lt;$app_name$&gt;&gt;_data_reader;&quot;;IF([.B45]=&quot;public&quot;;&quot;TO PUBLIC;&quot;;&quot;error;&quot;))))">
            <text:p/>
          </table:table-cell>
          <table:table-cell/>
          <table:table-cell table:formula="of:=IF(OR(LEFT([.D45];3)=&quot;-- &quot;;[.D45]=&quot;&quot;);IF([.D45]=&quot;&quot;;&quot;&quot;;[.D45]);&quot;DROP FUNCTION IF EXISTS &quot; &amp; [.D45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6];3)=&quot;-- &quot;;[.D46]=&quot;&quot;);IF([.D46]=&quot;&quot;;&quot;&quot;;[.D46]);&quot;GRANT EXECUTE ON FUNCTION &quot; &amp; [.D46] &amp; &quot; &quot; &amp; IF([.B46]=&quot;admin&quot;;&quot; TO user_db&lt;&lt;$db_name$&gt;&gt;_app&lt;&lt;$app_name$&gt;&gt;_data_admin;&quot;;IF([.B46]=&quot;read&quot;;&quot;TO user_db&lt;&lt;$db_name$&gt;&gt;_app&lt;&lt;$app_name$&gt;&gt;_data_admin, user_db&lt;&lt;$db_name$&gt;&gt;_app&lt;&lt;$app_name$&gt;&gt;_data_reader;&quot;;IF([.B46]=&quot;public&quot;;&quot;TO PUBLIC;&quot;;&quot;error;&quot;))))">
            <text:p/>
          </table:table-cell>
          <table:table-cell/>
          <table:table-cell table:formula="of:=IF(OR(LEFT([.D46];3)=&quot;-- &quot;;[.D46]=&quot;&quot;);IF([.D46]=&quot;&quot;;&quot;&quot;;[.D46]);&quot;DROP FUNCTION IF EXISTS &quot; &amp; [.D46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7];3)=&quot;-- &quot;;[.D47]=&quot;&quot;);IF([.D47]=&quot;&quot;;&quot;&quot;;[.D47]);&quot;GRANT EXECUTE ON FUNCTION &quot; &amp; [.D47] &amp; &quot; &quot; &amp; IF([.B47]=&quot;admin&quot;;&quot; TO user_db&lt;&lt;$db_name$&gt;&gt;_app&lt;&lt;$app_name$&gt;&gt;_data_admin;&quot;;IF([.B47]=&quot;read&quot;;&quot;TO user_db&lt;&lt;$db_name$&gt;&gt;_app&lt;&lt;$app_name$&gt;&gt;_data_admin, user_db&lt;&lt;$db_name$&gt;&gt;_app&lt;&lt;$app_name$&gt;&gt;_data_reader;&quot;;IF([.B47]=&quot;public&quot;;&quot;TO PUBLIC;&quot;;&quot;error;&quot;))))">
            <text:p/>
          </table:table-cell>
          <table:table-cell/>
          <table:table-cell table:formula="of:=IF(OR(LEFT([.D47];3)=&quot;-- &quot;;[.D47]=&quot;&quot;);IF([.D47]=&quot;&quot;;&quot;&quot;;[.D47]);&quot;DROP FUNCTION IF EXISTS &quot; &amp; [.D47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8];3)=&quot;-- &quot;;[.D48]=&quot;&quot;);IF([.D48]=&quot;&quot;;&quot;&quot;;[.D48]);&quot;GRANT EXECUTE ON FUNCTION &quot; &amp; [.D48] &amp; &quot; &quot; &amp; IF([.B48]=&quot;admin&quot;;&quot; TO user_db&lt;&lt;$db_name$&gt;&gt;_app&lt;&lt;$app_name$&gt;&gt;_data_admin;&quot;;IF([.B48]=&quot;read&quot;;&quot;TO user_db&lt;&lt;$db_name$&gt;&gt;_app&lt;&lt;$app_name$&gt;&gt;_data_admin, user_db&lt;&lt;$db_name$&gt;&gt;_app&lt;&lt;$app_name$&gt;&gt;_data_reader;&quot;;IF([.B48]=&quot;public&quot;;&quot;TO PUBLIC;&quot;;&quot;error;&quot;))))">
            <text:p/>
          </table:table-cell>
          <table:table-cell/>
          <table:table-cell table:formula="of:=IF(OR(LEFT([.D48];3)=&quot;-- &quot;;[.D48]=&quot;&quot;);IF([.D48]=&quot;&quot;;&quot;&quot;;[.D48]);&quot;DROP FUNCTION IF EXISTS &quot; &amp; [.D48] &amp; &quot;;&quot;)">
            <text:p/>
          </table:table-cell>
        </table:table-row>
      </table:table>
      <table:table table:name="module2_nam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2">
          <table:table-cell table:style-name="ce1"/>
          <table:table-cell table:number-columns-repeated="7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2">
          <table:table-cell/>
          <table:table-cell table:style-name="ce2" office:value-type="string">
            <text:p>Type or comment</text:p>
          </table:table-cell>
          <table:table-cell table:style-name="ce3"/>
          <table:table-cell table:style-name="ce2" office:value-type="string">
            <text:p>Drop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t_dbpexample_type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dbpexample_type;">
            <text:p>DROP TYPE IF EXISTS t_dbpexample_type;</text:p>
          </table:table-cell>
          <table:table-cell table:number-columns-repeated="4"/>
        </table:table-row>
        <table:table-row table:style-name="ro2">
          <table:table-cell/>
          <table:table-cell/>
          <table:table-cell/>
          <table:table-cell table:formula="of:=IF(OR(LEFT([.B6];3)=&quot;-- &quot;;[.B6]=&quot;&quot;);IF([.B6]=&quot;&quot;;&quot;&quot;;[.B6]);&quot;DROP TYPE IF EXISTS &quot; &amp; [.B6] &amp; &quot;;&quot;)">
            <text:p/>
          </table:table-cell>
          <table:table-cell table:number-columns-repeated="4"/>
        </table:table-row>
        <table:table-row table:style-name="ro2">
          <table:table-cell/>
          <table:table-cell/>
          <table:table-cell/>
          <table:table-cell table:formula="of:=IF(OR(LEFT([.B7];3)=&quot;-- &quot;;[.B7]=&quot;&quot;);IF([.B7]=&quot;&quot;;&quot;&quot;;[.B7]);&quot;DROP TYPE IF EXISTS &quot; &amp; [.B7] &amp; &quot;;&quot;)">
            <text:p/>
          </table:table-cell>
          <table:table-cell table:style-name="ce3" table:number-columns-repeated="4"/>
        </table:table-row>
        <table:table-row table:style-name="ro2" table:number-rows-repeated="2">
          <table:table-cell table:number-columns-repeated="4"/>
          <table:table-cell table:style-name="ce3" table:number-columns-repeated="4"/>
        </table:table-row>
        <table:table-row table:style-name="ro2">
          <table:table-cell/>
          <table:table-cell table:style-name="ce2" office:value-type="string">
            <text:p>Role</text:p>
          </table:table-cell>
          <table:table-cell table:style-name="ce3"/>
          <table:table-cell table:style-name="ce2" office:value-type="string">
            <text:p>Function or comment</text:p>
          </table:table-cell>
          <table:table-cell table:style-name="ce3"/>
          <table:table-cell table:style-name="ce2" office:value-type="string">
            <text:p>Grant</text:p>
          </table:table-cell>
          <table:table-cell table:style-name="ce3"/>
          <table:table-cell table:style-name="ce2" office:value-type="string">
            <text:p>Drop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 office:value-type="string">
            <text:p>-- Reference functions: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-- Reference functions:">
            <text:p>-- Reference functions: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/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>
            <text:p/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/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>
            <text:p/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/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>
            <text:p/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/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>
            <text:p/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>
            <text:p/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>
            <text:p/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>
            <text:p/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table:style-name="ce4" office:value-type="string">
            <text:p>-- Lookup functions:</text:p>
          </table:table-cell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-- Lookup functions:">
            <text:p>-- Lookup functions: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dbp_helloworld_testfun(par_pk1 integer, par_pk2 integer)</text:p>
          </table:table-cell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 office:value-type="string" office:string-value="GRANT EXECUTE ON FUNCTION dbp_helloworld_testfun(par_pk1 integer, par_pk2 integer) TO user_db&lt;&lt;$db_name$&gt;&gt;_app&lt;&lt;$app_name$&gt;&gt;_data_admin, user_db&lt;&lt;$db_name$&gt;&gt;_app&lt;&lt;$app_name$&gt;&gt;_data_reader;">
            <text:p>GRANT EXECUTE ON FUNCTION dbp_helloworld_testfun(par_pk1 integer, par_pk2 intege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DROP FUNCTION IF EXISTS dbp_helloworld_testfun(par_pk1 integer, par_pk2 integer);">
            <text:p>DROP FUNCTION IF EXISTS dbp_helloworld_testfun(par_pk1 integer, par_pk2 integer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>
            <text:p/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>
            <text:p/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>
            <text:p/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>
            <text:p/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>
            <text:p/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>
            <text:p/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>
            <text:p/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>
            <text:p/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>
            <text:p/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>
            <text:p/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table:style-name="ce4" office:value-type="string">
            <text:p>-- Administration functions: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-- Administration functions:">
            <text:p>-- Administration functions: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>
            <text:p/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>
            <text:p/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>
            <text:p/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5];3)=&quot;-- &quot;;[.D35]=&quot;&quot;);IF([.D35]=&quot;&quot;;&quot;&quot;;[.D35]);&quot;GRANT EXECUTE ON FUNCTION &quot; &amp; [.D35] &amp; &quot; &quot; &amp; IF([.B35]=&quot;admin&quot;;&quot; TO user_db&lt;&lt;$db_name$&gt;&gt;_app&lt;&lt;$app_name$&gt;&gt;_data_admin;&quot;;IF([.B35]=&quot;read&quot;;&quot;TO user_db&lt;&lt;$db_name$&gt;&gt;_app&lt;&lt;$app_name$&gt;&gt;_data_admin, user_db&lt;&lt;$db_name$&gt;&gt;_app&lt;&lt;$app_name$&gt;&gt;_data_reader;&quot;;IF([.B35]=&quot;public&quot;;&quot;TO PUBLIC;&quot;;&quot;error;&quot;))))">
            <text:p/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6];3)=&quot;-- &quot;;[.D36]=&quot;&quot;);IF([.D36]=&quot;&quot;;&quot;&quot;;[.D36]);&quot;GRANT EXECUTE ON FUNCTION &quot; &amp; [.D36] &amp; &quot; &quot; &amp; IF([.B36]=&quot;admin&quot;;&quot; TO user_db&lt;&lt;$db_name$&gt;&gt;_app&lt;&lt;$app_name$&gt;&gt;_data_admin;&quot;;IF([.B36]=&quot;read&quot;;&quot;TO user_db&lt;&lt;$db_name$&gt;&gt;_app&lt;&lt;$app_name$&gt;&gt;_data_admin, user_db&lt;&lt;$db_name$&gt;&gt;_app&lt;&lt;$app_name$&gt;&gt;_data_reader;&quot;;IF([.B36]=&quot;public&quot;;&quot;TO PUBLIC;&quot;;&quot;error;&quot;))))">
            <text:p/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7];3)=&quot;-- &quot;;[.D37]=&quot;&quot;);IF([.D37]=&quot;&quot;;&quot;&quot;;[.D37]);&quot;GRANT EXECUTE ON FUNCTION &quot; &amp; [.D37] &amp; &quot; &quot; &amp; IF([.B37]=&quot;admin&quot;;&quot; TO user_db&lt;&lt;$db_name$&gt;&gt;_app&lt;&lt;$app_name$&gt;&gt;_data_admin;&quot;;IF([.B37]=&quot;read&quot;;&quot;TO user_db&lt;&lt;$db_name$&gt;&gt;_app&lt;&lt;$app_name$&gt;&gt;_data_admin, user_db&lt;&lt;$db_name$&gt;&gt;_app&lt;&lt;$app_name$&gt;&gt;_data_reader;&quot;;IF([.B37]=&quot;public&quot;;&quot;TO PUBLIC;&quot;;&quot;error;&quot;))))">
            <text:p/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8];3)=&quot;-- &quot;;[.D38]=&quot;&quot;);IF([.D38]=&quot;&quot;;&quot;&quot;;[.D38]);&quot;GRANT EXECUTE ON FUNCTION &quot; &amp; [.D38] &amp; &quot; &quot; &amp; IF([.B38]=&quot;admin&quot;;&quot; TO user_db&lt;&lt;$db_name$&gt;&gt;_app&lt;&lt;$app_name$&gt;&gt;_data_admin;&quot;;IF([.B38]=&quot;read&quot;;&quot;TO user_db&lt;&lt;$db_name$&gt;&gt;_app&lt;&lt;$app_name$&gt;&gt;_data_admin, user_db&lt;&lt;$db_name$&gt;&gt;_app&lt;&lt;$app_name$&gt;&gt;_data_reader;&quot;;IF([.B38]=&quot;public&quot;;&quot;TO PUBLIC;&quot;;&quot;error;&quot;))))">
            <text:p/>
          </table:table-cell>
          <table:table-cell/>
          <table:table-cell table:formula="of:=IF(OR(LEFT([.D38];3)=&quot;-- &quot;;[.D38]=&quot;&quot;);IF([.D38]=&quot;&quot;;&quot;&quot;;[.D38]);&quot;DROP FUNCTION IF EXISTS &quot; &amp; [.D38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9];3)=&quot;-- &quot;;[.D39]=&quot;&quot;);IF([.D39]=&quot;&quot;;&quot;&quot;;[.D39]);&quot;GRANT EXECUTE ON FUNCTION &quot; &amp; [.D39] &amp; &quot; &quot; &amp; IF([.B39]=&quot;admin&quot;;&quot; TO user_db&lt;&lt;$db_name$&gt;&gt;_app&lt;&lt;$app_name$&gt;&gt;_data_admin;&quot;;IF([.B39]=&quot;read&quot;;&quot;TO user_db&lt;&lt;$db_name$&gt;&gt;_app&lt;&lt;$app_name$&gt;&gt;_data_admin, user_db&lt;&lt;$db_name$&gt;&gt;_app&lt;&lt;$app_name$&gt;&gt;_data_reader;&quot;;IF([.B39]=&quot;public&quot;;&quot;TO PUBLIC;&quot;;&quot;error;&quot;))))">
            <text:p/>
          </table:table-cell>
          <table:table-cell/>
          <table:table-cell table:formula="of:=IF(OR(LEFT([.D39];3)=&quot;-- &quot;;[.D39]=&quot;&quot;);IF([.D39]=&quot;&quot;;&quot;&quot;;[.D39]);&quot;DROP FUNCTION IF EXISTS &quot; &amp; [.D39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0];3)=&quot;-- &quot;;[.D40]=&quot;&quot;);IF([.D40]=&quot;&quot;;&quot;&quot;;[.D40]);&quot;GRANT EXECUTE ON FUNCTION &quot; &amp; [.D40] &amp; &quot; &quot; &amp; IF([.B40]=&quot;admin&quot;;&quot; TO user_db&lt;&lt;$db_name$&gt;&gt;_app&lt;&lt;$app_name$&gt;&gt;_data_admin;&quot;;IF([.B40]=&quot;read&quot;;&quot;TO user_db&lt;&lt;$db_name$&gt;&gt;_app&lt;&lt;$app_name$&gt;&gt;_data_admin, user_db&lt;&lt;$db_name$&gt;&gt;_app&lt;&lt;$app_name$&gt;&gt;_data_reader;&quot;;IF([.B40]=&quot;public&quot;;&quot;TO PUBLIC;&quot;;&quot;error;&quot;))))">
            <text:p/>
          </table:table-cell>
          <table:table-cell/>
          <table:table-cell table:formula="of:=IF(OR(LEFT([.D40];3)=&quot;-- &quot;;[.D40]=&quot;&quot;);IF([.D40]=&quot;&quot;;&quot;&quot;;[.D40]);&quot;DROP FUNCTION IF EXISTS &quot; &amp; [.D40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1];3)=&quot;-- &quot;;[.D41]=&quot;&quot;);IF([.D41]=&quot;&quot;;&quot;&quot;;[.D41]);&quot;GRANT EXECUTE ON FUNCTION &quot; &amp; [.D41] &amp; &quot; &quot; &amp; IF([.B41]=&quot;admin&quot;;&quot; TO user_db&lt;&lt;$db_name$&gt;&gt;_app&lt;&lt;$app_name$&gt;&gt;_data_admin;&quot;;IF([.B41]=&quot;read&quot;;&quot;TO user_db&lt;&lt;$db_name$&gt;&gt;_app&lt;&lt;$app_name$&gt;&gt;_data_admin, user_db&lt;&lt;$db_name$&gt;&gt;_app&lt;&lt;$app_name$&gt;&gt;_data_reader;&quot;;IF([.B41]=&quot;public&quot;;&quot;TO PUBLIC;&quot;;&quot;error;&quot;))))">
            <text:p/>
          </table:table-cell>
          <table:table-cell/>
          <table:table-cell table:formula="of:=IF(OR(LEFT([.D41];3)=&quot;-- &quot;;[.D41]=&quot;&quot;);IF([.D41]=&quot;&quot;;&quot;&quot;;[.D41]);&quot;DROP FUNCTION IF EXISTS &quot; &amp; [.D41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2];3)=&quot;-- &quot;;[.D42]=&quot;&quot;);IF([.D42]=&quot;&quot;;&quot;&quot;;[.D42]);&quot;GRANT EXECUTE ON FUNCTION &quot; &amp; [.D42] &amp; &quot; &quot; &amp; IF([.B42]=&quot;admin&quot;;&quot; TO user_db&lt;&lt;$db_name$&gt;&gt;_app&lt;&lt;$app_name$&gt;&gt;_data_admin;&quot;;IF([.B42]=&quot;read&quot;;&quot;TO user_db&lt;&lt;$db_name$&gt;&gt;_app&lt;&lt;$app_name$&gt;&gt;_data_admin, user_db&lt;&lt;$db_name$&gt;&gt;_app&lt;&lt;$app_name$&gt;&gt;_data_reader;&quot;;IF([.B42]=&quot;public&quot;;&quot;TO PUBLIC;&quot;;&quot;error;&quot;))))">
            <text:p/>
          </table:table-cell>
          <table:table-cell/>
          <table:table-cell table:formula="of:=IF(OR(LEFT([.D42];3)=&quot;-- &quot;;[.D42]=&quot;&quot;);IF([.D42]=&quot;&quot;;&quot;&quot;;[.D42]);&quot;DROP FUNCTION IF EXISTS &quot; &amp; [.D42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3];3)=&quot;-- &quot;;[.D43]=&quot;&quot;);IF([.D43]=&quot;&quot;;&quot;&quot;;[.D43]);&quot;GRANT EXECUTE ON FUNCTION &quot; &amp; [.D43] &amp; &quot; &quot; &amp; IF([.B43]=&quot;admin&quot;;&quot; TO user_db&lt;&lt;$db_name$&gt;&gt;_app&lt;&lt;$app_name$&gt;&gt;_data_admin;&quot;;IF([.B43]=&quot;read&quot;;&quot;TO user_db&lt;&lt;$db_name$&gt;&gt;_app&lt;&lt;$app_name$&gt;&gt;_data_admin, user_db&lt;&lt;$db_name$&gt;&gt;_app&lt;&lt;$app_name$&gt;&gt;_data_reader;&quot;;IF([.B43]=&quot;public&quot;;&quot;TO PUBLIC;&quot;;&quot;error;&quot;))))">
            <text:p/>
          </table:table-cell>
          <table:table-cell/>
          <table:table-cell table:formula="of:=IF(OR(LEFT([.D43];3)=&quot;-- &quot;;[.D43]=&quot;&quot;);IF([.D43]=&quot;&quot;;&quot;&quot;;[.D43]);&quot;DROP FUNCTION IF EXISTS &quot; &amp; [.D43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4];3)=&quot;-- &quot;;[.D44]=&quot;&quot;);IF([.D44]=&quot;&quot;;&quot;&quot;;[.D44]);&quot;GRANT EXECUTE ON FUNCTION &quot; &amp; [.D44] &amp; &quot; &quot; &amp; IF([.B44]=&quot;admin&quot;;&quot; TO user_db&lt;&lt;$db_name$&gt;&gt;_app&lt;&lt;$app_name$&gt;&gt;_data_admin;&quot;;IF([.B44]=&quot;read&quot;;&quot;TO user_db&lt;&lt;$db_name$&gt;&gt;_app&lt;&lt;$app_name$&gt;&gt;_data_admin, user_db&lt;&lt;$db_name$&gt;&gt;_app&lt;&lt;$app_name$&gt;&gt;_data_reader;&quot;;IF([.B44]=&quot;public&quot;;&quot;TO PUBLIC;&quot;;&quot;error;&quot;))))">
            <text:p/>
          </table:table-cell>
          <table:table-cell/>
          <table:table-cell table:formula="of:=IF(OR(LEFT([.D44];3)=&quot;-- &quot;;[.D44]=&quot;&quot;);IF([.D44]=&quot;&quot;;&quot;&quot;;[.D44]);&quot;DROP FUNCTION IF EXISTS &quot; &amp; [.D44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5];3)=&quot;-- &quot;;[.D45]=&quot;&quot;);IF([.D45]=&quot;&quot;;&quot;&quot;;[.D45]);&quot;GRANT EXECUTE ON FUNCTION &quot; &amp; [.D45] &amp; &quot; &quot; &amp; IF([.B45]=&quot;admin&quot;;&quot; TO user_db&lt;&lt;$db_name$&gt;&gt;_app&lt;&lt;$app_name$&gt;&gt;_data_admin;&quot;;IF([.B45]=&quot;read&quot;;&quot;TO user_db&lt;&lt;$db_name$&gt;&gt;_app&lt;&lt;$app_name$&gt;&gt;_data_admin, user_db&lt;&lt;$db_name$&gt;&gt;_app&lt;&lt;$app_name$&gt;&gt;_data_reader;&quot;;IF([.B45]=&quot;public&quot;;&quot;TO PUBLIC;&quot;;&quot;error;&quot;))))">
            <text:p/>
          </table:table-cell>
          <table:table-cell/>
          <table:table-cell table:formula="of:=IF(OR(LEFT([.D45];3)=&quot;-- &quot;;[.D45]=&quot;&quot;);IF([.D45]=&quot;&quot;;&quot;&quot;;[.D45]);&quot;DROP FUNCTION IF EXISTS &quot; &amp; [.D45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6];3)=&quot;-- &quot;;[.D46]=&quot;&quot;);IF([.D46]=&quot;&quot;;&quot;&quot;;[.D46]);&quot;GRANT EXECUTE ON FUNCTION &quot; &amp; [.D46] &amp; &quot; &quot; &amp; IF([.B46]=&quot;admin&quot;;&quot; TO user_db&lt;&lt;$db_name$&gt;&gt;_app&lt;&lt;$app_name$&gt;&gt;_data_admin;&quot;;IF([.B46]=&quot;read&quot;;&quot;TO user_db&lt;&lt;$db_name$&gt;&gt;_app&lt;&lt;$app_name$&gt;&gt;_data_admin, user_db&lt;&lt;$db_name$&gt;&gt;_app&lt;&lt;$app_name$&gt;&gt;_data_reader;&quot;;IF([.B46]=&quot;public&quot;;&quot;TO PUBLIC;&quot;;&quot;error;&quot;))))">
            <text:p/>
          </table:table-cell>
          <table:table-cell/>
          <table:table-cell table:formula="of:=IF(OR(LEFT([.D46];3)=&quot;-- &quot;;[.D46]=&quot;&quot;);IF([.D46]=&quot;&quot;;&quot;&quot;;[.D46]);&quot;DROP FUNCTION IF EXISTS &quot; &amp; [.D46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7];3)=&quot;-- &quot;;[.D47]=&quot;&quot;);IF([.D47]=&quot;&quot;;&quot;&quot;;[.D47]);&quot;GRANT EXECUTE ON FUNCTION &quot; &amp; [.D47] &amp; &quot; &quot; &amp; IF([.B47]=&quot;admin&quot;;&quot; TO user_db&lt;&lt;$db_name$&gt;&gt;_app&lt;&lt;$app_name$&gt;&gt;_data_admin;&quot;;IF([.B47]=&quot;read&quot;;&quot;TO user_db&lt;&lt;$db_name$&gt;&gt;_app&lt;&lt;$app_name$&gt;&gt;_data_admin, user_db&lt;&lt;$db_name$&gt;&gt;_app&lt;&lt;$app_name$&gt;&gt;_data_reader;&quot;;IF([.B47]=&quot;public&quot;;&quot;TO PUBLIC;&quot;;&quot;error;&quot;))))">
            <text:p/>
          </table:table-cell>
          <table:table-cell/>
          <table:table-cell table:formula="of:=IF(OR(LEFT([.D47];3)=&quot;-- &quot;;[.D47]=&quot;&quot;);IF([.D47]=&quot;&quot;;&quot;&quot;;[.D47]);&quot;DROP FUNCTION IF EXISTS &quot; &amp; [.D47] &amp; &quot;;&quot;)">
            <text:p/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8];3)=&quot;-- &quot;;[.D48]=&quot;&quot;);IF([.D48]=&quot;&quot;;&quot;&quot;;[.D48]);&quot;GRANT EXECUTE ON FUNCTION &quot; &amp; [.D48] &amp; &quot; &quot; &amp; IF([.B48]=&quot;admin&quot;;&quot; TO user_db&lt;&lt;$db_name$&gt;&gt;_app&lt;&lt;$app_name$&gt;&gt;_data_admin;&quot;;IF([.B48]=&quot;read&quot;;&quot;TO user_db&lt;&lt;$db_name$&gt;&gt;_app&lt;&lt;$app_name$&gt;&gt;_data_admin, user_db&lt;&lt;$db_name$&gt;&gt;_app&lt;&lt;$app_name$&gt;&gt;_data_reader;&quot;;IF([.B48]=&quot;public&quot;;&quot;TO PUBLIC;&quot;;&quot;error;&quot;))))">
            <text:p/>
          </table:table-cell>
          <table:table-cell/>
          <table:table-cell table:formula="of:=IF(OR(LEFT([.D48];3)=&quot;-- &quot;;[.D48]=&quot;&quot;);IF([.D48]=&quot;&quot;;&quot;&quot;;[.D48]);&quot;DROP FUNCTION IF EXISTS &quot; &amp; [.D48] &amp; &quot;;&quot;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1">11/07/2010</text:date>, <text:time>03:36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ka </meta:initial-creator>
    <meta:creation-date>2010-03-03T04:18:53.07</meta:creation-date>
    <dc:date>2010-07-11T03:36:12.75</dc:date>
    <dc:creator>Belka </dc:creator>
    <meta:editing-duration>PT117H25M58S</meta:editing-duration>
    <meta:editing-cycles>68</meta:editing-cycles>
    <meta:generator>OpenOffice.org/3.2$Win32 OpenOffice.org_project/320m17$Build-9498</meta:generator>
    <meta:document-statistic meta:table-count="2" meta:cell-count="321" meta:object-count="0"/>
  </office:meta>
</office:document-meta>
</file>